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106cm" fo:margin-bottom="0.106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top="0.106cm" fo:margin-bottom="0.106cm" style:contextual-spacing="false" fo:padding="0cm" fo:border="none"/>
    </style:style>
    <style:style style:name="P3" style:family="paragraph" style:parent-style-name="Preformatted_20_Text">
      <style:paragraph-properties fo:margin-left="0cm" fo:margin-right="0cm" fo:margin-top="0.106cm" fo:margin-bottom="0.106cm" style:contextual-spacing="false" fo:text-indent="0cm" style:auto-text-indent="false" fo:padding="0cm" fo:border="none"/>
      <style:text-properties officeooo:rsid="00087bc2" officeooo:paragraph-rsid="00087bc2"/>
    </style:style>
    <style:style style:name="P4" style:family="paragraph" style:parent-style-name="Standard">
      <style:text-properties officeooo:rsid="00087bc2" officeooo:paragraph-rsid="00087bc2"/>
    </style:style>
    <style:style style:name="P5" style:family="paragraph" style:parent-style-name="Preformatted_20_Text">
      <style:paragraph-properties fo:margin-left="0cm" fo:margin-right="0cm" fo:margin-top="0.106cm" fo:margin-bottom="0.106cm" style:contextual-spacing="false" fo:text-indent="0cm" style:auto-text-indent="false" fo:padding="0cm" fo:border="none"/>
      <style:text-properties officeooo:rsid="00087bc2" officeooo:paragraph-rsid="00087bc2"/>
    </style:style>
    <style:style style:name="P6" style:family="paragraph" style:parent-style-name="Preformatted_20_Text">
      <style:text-properties fo:language="es" fo:country="ES"/>
    </style:style>
    <style:style style:name="P7" style:family="paragraph" style:parent-style-name="Preformatted_20_Text">
      <style:text-properties fo:language="es" fo:country="ES" officeooo:rsid="000dae42" officeooo:paragraph-rsid="000dae42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text-properties officeooo:rsid="000dae42" officeooo:paragraph-rsid="000dae42"/>
    </style:style>
    <style:style style:name="P10" style:family="paragraph" style:parent-style-name="Standard">
      <style:text-properties officeooo:rsid="000dae42" officeooo:paragraph-rsid="000dae42"/>
    </style:style>
    <style:style style:name="T1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A 1</text:p>
      <text:p text:style-name="P1">CREATE DATABASE habinstagram;</text:p>
      <text:p text:style-name="P2">USE habinstagram;</text:p>
      <text:p text:style-name="P2">CREATE TABLE users (</text:p>
      <text:p text:style-name="P2"><text:s text:c="8"/>id INT UNSIGNED NOT NULL AUTO_INCREMENT,</text:p>
      <text:p text:style-name="P2"><text:s text:c="4"/>email VARCHAR(255) NOT NULL,</text:p>
      <text:p text:style-name="P2"><text:s text:c="4"/>password CHAR(60) NOT NULL,</text:p>
      <text:p text:style-name="P2"><text:s text:c="4"/>created_at DATETIME NULL DEFAULT CURRENT_TIMESTAMP,</text:p>
      <text:p text:style-name="P2"><text:s text:c="4"/>PRIMARY KEY (id),</text:p>
      <text:p text:style-name="P2"><text:s text:c="4"/>UNIQUE INDEX email_UNIQUE (email)</text:p>
      <text:p text:style-name="P2">);</text:p>
      <text:p text:style-name="Standard"><text:s text:c="3"/></text:p>
      <text:p text:style-name="P4">TABLA2</text:p>
      <text:p text:style-name="P1">CREATE TABLE images (</text:p>
      <text:p text:style-name="P2"><text:s text:c="2"/>id INT UNSIGNED NOT NULL AUTO_INCREMENT,</text:p>
      <text:p text:style-name="P2"><text:s text:c="2"/>name CHAR(36) NULL,</text:p>
      <text:p text:style-name="P2"><text:s text:c="2"/>title VARCHAR(255) NULL,</text:p>
      <text:p text:style-name="P2"><text:s text:c="2"/>created_at DATETIME NULL DEFAULT CURRENT_TIMESTAMP,</text:p>
      <text:p text:style-name="P2"><text:s text:c="2"/>user_id INT UNSIGNED NOT NULL,</text:p>
      <text:p text:style-name="P2"><text:s text:c="2"/>PRIMARY KEY (id),</text:p>
      <text:p text:style-name="P2"><text:s text:c="2"/>UNIQUE INDEX path_UNIQUE (name),</text:p>
      <text:p text:style-name="P2"><text:s text:c="2"/>FOREIGN KEY (user_id)</text:p>
      <text:p text:style-name="P2"><text:s text:c="8"/>REFERENCES users (id)</text:p>
      <text:p text:style-name="P2"><text:s text:c="4"/>ON DELETE NO ACTION</text:p>
      <text:p text:style-name="P2"><text:s text:c="4"/>ON UPDATE NO ACTION</text:p>
      <text:p text:style-name="P2">);</text:p>
      <text:p text:style-name="Standard"/>
      <text:p text:style-name="P1">CREATE TABLE comments (</text:p>
      <text:p text:style-name="P2"><text:s text:c="2"/>id INT UNSIGNED NOT NULL AUTO_INCREMENT,</text:p>
      <text:p text:style-name="P2"><text:s text:c="2"/>comment VARCHAR(255) NOT NULL,</text:p>
      <text:p text:style-name="P2"><text:s text:c="2"/>created_at DATETIME NULL DEFAULT CURRENT_TIMESTAMP,</text:p>
      <text:p text:style-name="P2"><text:s text:c="2"/>user_id INT UNSIGNED NOT NULL,</text:p>
      <text:p text:style-name="P2"><text:s text:c="2"/>image_id INT UNSIGNED NOT NULL,</text:p>
      <text:p text:style-name="P2"><text:s text:c="2"/>PRIMARY KEY (id),</text:p>
      <text:p text:style-name="P2"><text:s text:c="2"/>FOREIGN KEY (user_id)</text:p>
      <text:p text:style-name="P2"><text:s text:c="8"/>REFERENCES users (id)</text:p>
      <text:p text:style-name="P2"><text:s text:c="4"/>ON DELETE NO ACTION</text:p>
      <text:p text:style-name="P2"><text:s text:c="4"/>ON UPDATE NO ACTION,</text:p>
      <text:p text:style-name="P2"><text:s text:c="2"/>FOREIGN KEY (image_id)</text:p>
      <text:p text:style-name="P2"><text:s text:c="8"/>REFERENCES images (id)</text:p>
      <text:p text:style-name="P2"><text:s text:c="4"/>ON DELETE NO ACTION</text:p>
      <text:p text:style-name="P2"><text:soft-page-break/><text:s text:c="4"/>ON UPDATE NO ACTION</text:p>
      <text:p text:style-name="P2">);</text:p>
      <text:p text:style-name="Standard"/>
      <text:p text:style-name="P7"><text:bookmark text:name="LC22"/>DROP TABLE IF EXISTS `comments`;</text:p>
      <text:p text:style-name="P6"><text:bookmark text:name="LC23"/>/*!40101 SET @saved_cs_client <text:s text:c="4"/>= @@character_set_client */;</text:p>
      <text:p text:style-name="P6"><text:bookmark text:name="LC24"/>/*!50503 SET character_set_client = utf8mb4 */;</text:p>
      <text:p text:style-name="P6"><text:bookmark text:name="LC25"/>CREATE TABLE `comments` (</text:p>
      <text:p text:style-name="Preformatted_20_Text"><text:bookmark text:name="LC26"/><text:s text:c="2"/><text:span text:style-name="T1">`id` int unsigned NOT NULL AUTO_INCREMENT,</text:span></text:p>
      <text:p text:style-name="Preformatted_20_Text"><text:bookmark text:name="LC27"/><text:s text:c="2"/><text:span text:style-name="T1">`comment` varchar(255) NOT NULL,</text:span></text:p>
      <text:p text:style-name="Preformatted_20_Text"><text:bookmark text:name="LC28"/><text:s text:c="2"/><text:span text:style-name="T1">`created_at` datetime DEFAULT CURRENT_TIMESTAMP,</text:span></text:p>
      <text:p text:style-name="Preformatted_20_Text"><text:bookmark text:name="LC29"/><text:s text:c="2"/><text:span text:style-name="T1">`user_id` int unsigned NOT NULL,</text:span></text:p>
      <text:p text:style-name="Preformatted_20_Text"><text:bookmark text:name="LC30"/><text:s text:c="2"/><text:span text:style-name="T1">`image_id` int unsigned NOT NULL,</text:span></text:p>
      <text:p text:style-name="Preformatted_20_Text"><text:bookmark text:name="LC31"/><text:s text:c="2"/><text:span text:style-name="T1">PRIMARY KEY (`id`),</text:span></text:p>
      <text:p text:style-name="Preformatted_20_Text"><text:bookmark text:name="LC32"/><text:s text:c="2"/><text:span text:style-name="T1">KEY `user_id` (`user_id`),</text:span></text:p>
      <text:p text:style-name="Preformatted_20_Text"><text:bookmark text:name="LC33"/><text:s text:c="2"/><text:span text:style-name="T1">KEY `image_id` (`image_id`),</text:span></text:p>
      <text:p text:style-name="Preformatted_20_Text"><text:bookmark text:name="LC34"/><text:s text:c="2"/><text:span text:style-name="T1">CONSTRAINT `comments_ibfk_1` FOREIGN KEY (`user_id`) REFERENCES `users` (`id`),</text:span></text:p>
      <text:p text:style-name="Preformatted_20_Text"><text:bookmark text:name="LC35"/><text:s text:c="2"/><text:span text:style-name="T1">CONSTRAINT `comments_ibfk_2` FOREIGN KEY (`image_id`) REFERENCES `images` (`id`)</text:span></text:p>
      <text:p text:style-name="P6"><text:bookmark text:name="LC36"/>) ENGINE=InnoDB DEFAULT CHARSET=utf8mb4 COLLATE=utf8mb4_0900_ai_ci;</text:p>
      <text:p text:style-name="P6"><text:bookmark text:name="LC37"/>/*!40101 SET character_set_client = @saved_cs_client */;</text:p>
      <text:p text:style-name="Preformatted_20_Text"><text:bookmark text:name="LC38"/></text:p>
      <text:p text:style-name="P6"><text:bookmark text:name="LC39"/>--</text:p>
      <text:p text:style-name="P6"><text:bookmark text:name="LC40"/>-- Dumping data for table `comments`</text:p>
      <text:p text:style-name="P6"><text:bookmark text:name="LC41"/>--</text:p>
      <text:p text:style-name="Preformatted_20_Text"><text:bookmark text:name="LC42"/></text:p>
      <text:p text:style-name="P6"><text:bookmark text:name="LC43"/>LOCK TABLES `comments` WRITE;</text:p>
      <text:p text:style-name="P6"><text:bookmark text:name="LC44"/>/*!40000 ALTER TABLE `comments` DISABLE KEYS */;</text:p>
      <text:p text:style-name="P6"><text:bookmark text:name="LC45"/>/*!40000 ALTER TABLE `comments` ENABLE KEYS */;</text:p>
      <text:p text:style-name="P6"><text:bookmark text:name="LC46"/>UNLOCK TABLES;</text:p>
      <text:p text:style-name="Preformatted_20_Text"><text:bookmark text:name="LC47"/></text:p>
      <text:p text:style-name="P6"><text:bookmark text:name="LC48"/>--</text:p>
      <text:p text:style-name="P6"><text:bookmark text:name="LC49"/>-- Table structure for table `images`</text:p>
      <text:p text:style-name="P6"><text:bookmark text:name="LC50"/>--</text:p>
      <text:p text:style-name="Preformatted_20_Text"><text:bookmark text:name="LC51"/></text:p>
      <text:p text:style-name="P6"><text:bookmark text:name="LC52"/>DROP TABLE IF EXISTS `images`;</text:p>
      <text:p text:style-name="P6"><text:bookmark text:name="LC53"/>/*!40101 SET @saved_cs_client <text:s text:c="4"/>= @@character_set_client */;</text:p>
      <text:p text:style-name="P6"><text:bookmark text:name="LC54"/>/*!50503 SET character_set_client = utf8mb4 */;</text:p>
      <text:p text:style-name="P6"><text:bookmark text:name="LC55"/>CREATE TABLE `images` (</text:p>
      <text:p text:style-name="Preformatted_20_Text"><text:bookmark text:name="LC56"/><text:s text:c="2"/><text:span text:style-name="T1">`id` int unsigned NOT NULL AUTO_INCREMENT,</text:span></text:p>
      <text:p text:style-name="Preformatted_20_Text"><text:bookmark text:name="LC57"/><text:s text:c="2"/><text:span text:style-name="T1">`name` char(36) DEFAULT NULL,</text:span></text:p>
      <text:p text:style-name="Preformatted_20_Text"><text:bookmark text:name="LC58"/><text:s text:c="2"/><text:span text:style-name="T1">`title` varchar(255) DEFAULT NULL,</text:span></text:p>
      <text:p text:style-name="Preformatted_20_Text"><text:bookmark text:name="LC59"/><text:s text:c="2"/><text:span text:style-name="T1">`created_at` datetime DEFAULT CURRENT_TIMESTAMP,</text:span></text:p>
      <text:p text:style-name="Preformatted_20_Text"><text:bookmark text:name="LC60"/><text:s text:c="2"/><text:span text:style-name="T1">`user_id` int unsigned NOT NULL,</text:span></text:p>
      <text:p text:style-name="Preformatted_20_Text"><text:bookmark text:name="LC61"/><text:s text:c="2"/><text:span text:style-name="T1">PRIMARY KEY (`id`),</text:span></text:p>
      <text:p text:style-name="Preformatted_20_Text"><text:bookmark text:name="LC62"/><text:s text:c="2"/><text:span text:style-name="T1">UNIQUE KEY `path_UNIQUE` (`name`),</text:span></text:p>
      <text:p text:style-name="Preformatted_20_Text"><text:bookmark text:name="LC63"/><text:s text:c="2"/><text:span text:style-name="T1">KEY `user_id` (`user_id`),</text:span></text:p>
      <text:p text:style-name="Preformatted_20_Text"><text:bookmark text:name="LC64"/><text:s text:c="2"/><text:span text:style-name="T1">CONSTRAINT `images_ibfk_1` FOREIGN KEY (`user_id`) REFERENCES `users` (`id`)</text:span></text:p>
      <text:p text:style-name="P6"><text:bookmark text:name="LC65"/>) ENGINE=InnoDB DEFAULT CHARSET=utf8mb4 COLLATE=utf8mb4_0900_ai_ci;</text:p>
      <text:p text:style-name="P6"><text:bookmark text:name="LC66"/>/*!40101 SET character_set_client = @saved_cs_client */;</text:p>
      <text:p text:style-name="Preformatted_20_Text"><text:bookmark text:name="LC67"/></text:p>
      <text:p text:style-name="P6"><text:bookmark text:name="LC68"/>--</text:p>
      <text:p text:style-name="P6"><text:bookmark text:name="LC69"/>-- Dumping data for table `images`</text:p>
      <text:p text:style-name="P6"><text:bookmark text:name="LC70"/>--</text:p>
      <text:p text:style-name="Preformatted_20_Text"><text:bookmark text:name="LC71"/></text:p>
      <text:p text:style-name="P6"><text:bookmark text:name="LC72"/>LOCK TABLES `images` WRITE;</text:p>
      <text:p text:style-name="P6"><text:bookmark text:name="LC73"/>/*!40000 ALTER TABLE `images` DISABLE KEYS */;</text:p>
      <text:p text:style-name="P6"><text:bookmark text:name="LC74"/>/*!40000 ALTER TABLE `images` ENABLE KEYS */;</text:p>
      <text:p text:style-name="P6"><text:bookmark text:name="LC75"/>UNLOCK TABLES;</text:p>
      <text:p text:style-name="Preformatted_20_Text"><text:bookmark text:name="LC76"/></text:p>
      <text:p text:style-name="P6"><text:bookmark text:name="LC77"/><text:soft-page-break/>--</text:p>
      <text:p text:style-name="P6"><text:bookmark text:name="LC78"/>-- Table structure for table `likes`</text:p>
      <text:p text:style-name="P6"><text:bookmark text:name="LC79"/>--</text:p>
      <text:p text:style-name="Preformatted_20_Text"><text:bookmark text:name="LC80"/></text:p>
      <text:p text:style-name="P6"><text:bookmark text:name="LC81"/>DROP TABLE IF EXISTS `likes`;</text:p>
      <text:p text:style-name="P6"><text:bookmark text:name="LC82"/>/*!40101 SET @saved_cs_client <text:s text:c="4"/>= @@character_set_client */;</text:p>
      <text:p text:style-name="P6"><text:bookmark text:name="LC83"/>/*!50503 SET character_set_client = utf8mb4 */;</text:p>
      <text:p text:style-name="P6"><text:bookmark text:name="LC84"/>CREATE TABLE `likes` (</text:p>
      <text:p text:style-name="Preformatted_20_Text"><text:bookmark text:name="LC85"/><text:s text:c="2"/><text:span text:style-name="T1">`user_id` int unsigned NOT NULL,</text:span></text:p>
      <text:p text:style-name="Preformatted_20_Text"><text:bookmark text:name="LC86"/><text:s text:c="2"/><text:span text:style-name="T1">`image_id` int unsigned NOT NULL,</text:span></text:p>
      <text:p text:style-name="Preformatted_20_Text"><text:bookmark text:name="LC87"/><text:s text:c="2"/><text:span text:style-name="T1">`created_at` datetime DEFAULT CURRENT_TIMESTAMP,</text:span></text:p>
      <text:p text:style-name="Preformatted_20_Text"><text:bookmark text:name="LC88"/><text:s text:c="2"/><text:span text:style-name="T1">PRIMARY KEY (`user_id`,`image_id`),</text:span></text:p>
      <text:p text:style-name="Preformatted_20_Text"><text:bookmark text:name="LC89"/><text:s text:c="2"/><text:span text:style-name="T1">KEY `image_id` (`image_id`),</text:span></text:p>
      <text:p text:style-name="Preformatted_20_Text"><text:bookmark text:name="LC90"/><text:s text:c="2"/><text:span text:style-name="T1">CONSTRAINT `likes_ibfk_1` FOREIGN KEY (`user_id`) REFERENCES `users` (`id`),</text:span></text:p>
      <text:p text:style-name="Preformatted_20_Text"><text:bookmark text:name="LC91"/><text:s text:c="2"/><text:span text:style-name="T1">CONSTRAINT `likes_ibfk_2` FOREIGN KEY (`image_id`) REFERENCES `images` (`id`)</text:span></text:p>
      <text:p text:style-name="P6"><text:bookmark text:name="LC92"/>) ENGINE=InnoDB DEFAULT CHARSET=utf8mb4 COLLATE=utf8mb4_0900_ai_ci;</text:p>
      <text:p text:style-name="P6"><text:bookmark text:name="LC93"/>/*!40101 SET character_set_client = @saved_cs_client */;</text:p>
      <text:p text:style-name="Preformatted_20_Text"><text:bookmark text:name="LC94"/></text:p>
      <text:p text:style-name="P6"><text:bookmark text:name="LC95"/>--</text:p>
      <text:p text:style-name="P6"><text:bookmark text:name="LC96"/>-- Dumping data for table `likes`</text:p>
      <text:p text:style-name="P6"><text:bookmark text:name="LC97"/>--</text:p>
      <text:p text:style-name="Preformatted_20_Text"><text:bookmark text:name="LC98"/></text:p>
      <text:p text:style-name="P6"><text:bookmark text:name="LC99"/>LOCK TABLES `likes` WRITE;</text:p>
      <text:p text:style-name="P6"><text:bookmark text:name="LC100"/>/*!40000 ALTER TABLE `likes` DISABLE KEYS */;</text:p>
      <text:p text:style-name="P6"><text:bookmark text:name="LC101"/>/*!40000 ALTER TABLE `likes` ENABLE KEYS */;</text:p>
      <text:p text:style-name="P6"><text:bookmark text:name="LC102"/>UNLOCK TABLES;</text:p>
      <text:p text:style-name="Preformatted_20_Text"><text:bookmark text:name="LC103"/></text:p>
      <text:p text:style-name="P6"><text:bookmark text:name="LC104"/>--</text:p>
      <text:p text:style-name="P6"><text:bookmark text:name="LC105"/>-- Table structure for table `users`</text:p>
      <text:p text:style-name="P6"><text:bookmark text:name="LC106"/>--</text:p>
      <text:p text:style-name="Preformatted_20_Text"><text:bookmark text:name="LC107"/></text:p>
      <text:p text:style-name="P6"><text:bookmark text:name="LC108"/>DROP TABLE IF EXISTS `users`;</text:p>
      <text:p text:style-name="P6"><text:bookmark text:name="LC109"/>/*!40101 SET @saved_cs_client <text:s text:c="4"/>= @@character_set_client */;</text:p>
      <text:p text:style-name="P6"><text:bookmark text:name="LC110"/>/*!50503 SET character_set_client = utf8mb4 */;</text:p>
      <text:p text:style-name="P6"><text:bookmark text:name="LC111"/>CREATE TABLE `users` (</text:p>
      <text:p text:style-name="Preformatted_20_Text"><text:bookmark text:name="LC112"/><text:s text:c="2"/><text:span text:style-name="T1">`id` int unsigned NOT NULL AUTO_INCREMENT,</text:span></text:p>
      <text:p text:style-name="Preformatted_20_Text"><text:bookmark text:name="LC113"/><text:s text:c="2"/><text:span text:style-name="T1">`email` varchar(255) NOT NULL,</text:span></text:p>
      <text:p text:style-name="Preformatted_20_Text"><text:bookmark text:name="LC114"/><text:s text:c="2"/><text:span text:style-name="T1">`password` char(60) NOT NULL,</text:span></text:p>
      <text:p text:style-name="Preformatted_20_Text"><text:bookmark text:name="LC115"/><text:s text:c="2"/><text:span text:style-name="T1">`created_at` datetime DEFAULT CURRENT_TIMESTAMP,</text:span></text:p>
      <text:p text:style-name="Preformatted_20_Text"><text:bookmark text:name="LC116"/><text:s text:c="2"/><text:span text:style-name="T1">PRIMARY KEY (`id`),</text:span></text:p>
      <text:p text:style-name="Preformatted_20_Text"><text:bookmark text:name="LC117"/><text:s text:c="2"/><text:span text:style-name="T1">UNIQUE KEY `email_UNIQUE` (`email`)</text:span></text:p>
      <text:p text:style-name="P6"><text:bookmark text:name="LC118"/>) ENGINE=InnoDB DEFAULT CHARSET=utf8mb4 COLLATE=utf8mb4_0900_ai_ci;</text:p>
      <text:p text:style-name="P6"><text:bookmark text:name="LC119"/>/*!40101 SET character_set_client = @saved_cs_client */;</text:p>
      <text:p text:style-name="Preformatted_20_Text"><text:bookmark text:name="LC120"/></text:p>
      <text:p text:style-name="P6"><text:bookmark text:name="LC121"/>--</text:p>
      <text:p text:style-name="P6"><text:bookmark text:name="LC122"/>-- Dumping data for table `users`</text:p>
      <text:p text:style-name="P6"><text:bookmark text:name="LC123"/>--</text:p>
      <text:p text:style-name="Preformatted_20_Text"><text:bookmark text:name="LC124"/></text:p>
      <text:p text:style-name="P6"><text:bookmark text:name="LC125"/>LOCK TABLES `users` WRITE;</text:p>
      <text:p text:style-name="P6"><text:bookmark text:name="LC126"/>/*!40000 ALTER TABLE `users` DISABLE KEYS */;</text:p>
      <text:p text:style-name="P6"><text:bookmark text:name="LC127"/>/*!40000 ALTER TABLE `users` ENABLE KEYS */;</text:p>
      <text:p text:style-name="P6"><text:bookmark text:name="LC128"/>UNLOCK TABLES;</text:p>
      <text:p text:style-name="P6"><text:bookmark text:name="LC129"/>/*!40103 SET TIME_ZONE=@OLD_TIME_ZONE */;</text:p>
      <text:p text:style-name="Preformatted_20_Text"><text:bookmark text:name="LC130"/></text:p>
      <text:p text:style-name="P6"><text:bookmark text:name="LC131"/>/*!40101 SET SQL_MODE=@OLD_SQL_MODE */;</text:p>
      <text:p text:style-name="P6"><text:bookmark text:name="LC132"/>/*!40014 SET FOREIGN_KEY_CHECKS=@OLD_FOREIGN_KEY_CHECKS */;</text:p>
      <text:p text:style-name="P6"><text:bookmark text:name="LC133"/>/*!40014 SET UNIQUE_CHECKS=@OLD_UNIQUE_CHECKS */;</text:p>
      <text:p text:style-name="P6"><text:bookmark text:name="LC134"/>/*!40101 SET CHARACTER_SET_CLIENT=@OLD_CHARACTER_SET_CLIENT */;</text:p>
      <text:p text:style-name="P6"><text:bookmark text:name="LC135"/>/*!40101 SET CHARACTER_SET_RESULTS=@OLD_CHARACTER_SET_RESULTS */;</text:p>
      <text:p text:style-name="P6"><text:bookmark text:name="LC136"/>/*!40101 SET COLLATION_CONNECTION=@OLD_COLLATION_CONNECTION */;</text:p>
      <text:p text:style-name="P6"><text:bookmark text:name="LC137"/>/*!40111 SET SQL_NOTES=@OLD_SQL_NOTES */;</text:p>
      <text:p text:style-name="Preformatted_20_Text"><text:bookmark text:name="LC138"/><text:soft-page-break/></text:p>
      <text:p text:style-name="P6"><text:bookmark text:name="LC139"/>-- Dump completed on 2022-06-29 21:07:39</text:p>
      <text:p text:style-name="P8"><text:bookmark text:name="LC140"/></text:p>
      <text:p text:style-name="P10">JOIN-LEFT-JOIN-LIMIT-TRANSATION</text:p>
      <text:p text:style-name="P10"/>
      <text:p text:style-name="P9"><text:bookmark text:name="LC1"/></text:p>
      <text:p text:style-name="P6"><text:bookmark text:name="LC2"/>SELECT customer_id, id</text:p>
      <text:p text:style-name="P6"><text:bookmark text:name="LC3"/>FROM bookings</text:p>
      <text:p text:style-name="P6"><text:bookmark text:name="LC4"/>WHERE customer_id = 1;</text:p>
      <text:p text:style-name="Preformatted_20_Text"><text:bookmark text:name="LC5"/></text:p>
      <text:p text:style-name="P6"><text:bookmark text:name="LC6"/>SELECT customer_id, COUNT(*) AS totalReservas</text:p>
      <text:p text:style-name="P6"><text:bookmark text:name="LC7"/>FROM bookings</text:p>
      <text:p text:style-name="P6"><text:bookmark text:name="LC8"/>WHERE customer_id = 1</text:p>
      <text:p text:style-name="P6"><text:bookmark text:name="LC9"/>GROUP BY customer_id;</text:p>
      <text:p text:style-name="Preformatted_20_Text"><text:bookmark text:name="LC10"/></text:p>
      <text:p text:style-name="P6"><text:bookmark text:name="LC11"/>SELECT COUNT(*)</text:p>
      <text:p text:style-name="P6"><text:bookmark text:name="LC12"/>FROM bookings</text:p>
      <text:p text:style-name="P6"><text:bookmark text:name="LC13"/>WHERE customer_id = 2;</text:p>
      <text:p text:style-name="Preformatted_20_Text"><text:bookmark text:name="LC14"/></text:p>
      <text:p text:style-name="P6"><text:bookmark text:name="LC15"/>SELECT customer_id, COUNT(*) AS totalReservas</text:p>
      <text:p text:style-name="P6"><text:bookmark text:name="LC16"/>FROM bookings</text:p>
      <text:p text:style-name="P6"><text:bookmark text:name="LC17"/>GROUP BY customer_id</text:p>
      <text:p text:style-name="P6"><text:bookmark text:name="LC18"/>HAVING totalReservas &gt; 7</text:p>
      <text:p text:style-name="P6"><text:bookmark text:name="LC19"/>ORDER BY totalReservas DESC;</text:p>
      <text:p text:style-name="Preformatted_20_Text"><text:bookmark text:name="LC20"/></text:p>
      <text:p text:style-name="Preformatted_20_Text"><text:bookmark text:name="LC21"/></text:p>
      <text:p text:style-name="P6"><text:bookmark text:name="LC222"/>SELECT s.film_id, COUNT(*) AS totalSesiones</text:p>
      <text:p text:style-name="P6"><text:bookmark text:name="LC232"/>FROM screenings s</text:p>
      <text:p text:style-name="P6"><text:bookmark text:name="LC242"/>GROUP BY s.id;</text:p>
      <text:p text:style-name="Preformatted_20_Text"><text:bookmark text:name="LC252"/></text:p>
      <text:p text:style-name="P6"><text:bookmark text:name="LC262"/>SELECT id, COUNT(*) AS totalSesiones</text:p>
      <text:p text:style-name="P6"><text:bookmark text:name="LC272"/>FROM screenings</text:p>
      <text:p text:style-name="P6"><text:bookmark text:name="LC282"/>GROUP BY id;</text:p>
      <text:p text:style-name="Preformatted_20_Text"><text:bookmark text:name="LC292"/></text:p>
      <text:p text:style-name="Preformatted_20_Text"><text:bookmark text:name="LC302"/></text:p>
      <text:p text:style-name="P6"><text:bookmark text:name="LC312"/>/*</text:p>
      <text:p text:style-name="Preformatted_20_Text"><text:bookmark text:name="LC322"/><text:s text:c="8"/><text:span text:style-name="T1">Queremos sacar el nombre de la pelicula con todas las salas (room id)</text:span></text:p>
      <text:p text:style-name="Preformatted_20_Text"><text:bookmark text:name="LC332"/><text:s text:c="8"/><text:span text:style-name="T1">en las que se proyecte</text:span></text:p>
      <text:p text:style-name="P6"><text:bookmark text:name="LC342"/>*/</text:p>
      <text:p text:style-name="P6"><text:bookmark text:name="LC352"/>SELECT f.name, s.room_id</text:p>
      <text:p text:style-name="P6"><text:bookmark text:name="LC362"/>FROM films f JOIN screenings s</text:p>
      <text:p text:style-name="Preformatted_20_Text"><text:bookmark text:name="LC372"/><text:s text:c="8"/><text:span text:style-name="T1">ON f.id = s.film_id;</text:span></text:p>
      <text:p text:style-name="Preformatted_20_Text"><text:bookmark text:name="LC382"/><text:s text:c="4"/></text:p>
      <text:p text:style-name="P6"><text:bookmark text:name="LC392"/>/*</text:p>
      <text:p text:style-name="Preformatted_20_Text"><text:bookmark text:name="LC402"/><text:s text:c="8"/><text:span text:style-name="T1">Queremos sacar el nombre de la pelicula con el número </text:span></text:p>
      <text:p text:style-name="Preformatted_20_Text"><text:bookmark text:name="LC412"/><text:s text:c="4"/><text:span text:style-name="T1">total de visualizaciones (de screenings)</text:span></text:p>
      <text:p text:style-name="Preformatted_20_Text"><text:bookmark text:name="LC422"/><text:s text:c="4"/><text:span text:style-name="T1">y ordenado alfabéticamente por visualizaciones ascendentemente y nombre de peli descendentemente</text:span></text:p>
      <text:p text:style-name="P6"><text:bookmark text:name="LC432"/>*/</text:p>
      <text:p text:style-name="P6"><text:bookmark text:name="LC442"/>SELECT f.name, COUNT(*) AS visualizaciones</text:p>
      <text:p text:style-name="P6"><text:bookmark text:name="LC452"/>FROM films f JOIN screenings s</text:p>
      <text:p text:style-name="Preformatted_20_Text"><text:bookmark text:name="LC462"/><text:s text:c="8"/><text:span text:style-name="T1">ON f.id = s.film_id</text:span></text:p>
      <text:p text:style-name="P6"><text:bookmark text:name="LC472"/>GROUP BY f.name</text:p>
      <text:p text:style-name="P6"><text:bookmark text:name="LC482"/>ORDER BY visualizaciones ASC, f.name DESC;</text:p>
      <text:p text:style-name="Preformatted_20_Text"><text:bookmark text:name="LC492"/></text:p>
      <text:p text:style-name="P6"><text:bookmark text:name="LC502"/>/*</text:p>
      <text:p text:style-name="P6"><text:bookmark text:name="LC512"/>-- para el ejemplo del LEFT JOIN, insertamos una película </text:p>
      <text:p text:style-name="P6"><text:bookmark text:name="LC522"/>-- que no va a tener visualizaciones</text:p>
      <text:p text:style-name="Preformatted_20_Text"><text:bookmark text:name="LC532"/></text:p>
      <text:p text:style-name="P6"><text:bookmark text:name="LC542"/><text:soft-page-break/>INSERT INTO films (name, length_min) <text:s/>VALUES ('testfilm', 120);</text:p>
      <text:p text:style-name="P6"><text:bookmark text:name="LC552"/>SELECT *</text:p>
      <text:p text:style-name="P6"><text:bookmark text:name="LC562"/>FROM films</text:p>
      <text:p text:style-name="P6"><text:bookmark text:name="LC572"/>ORDER BY name ASC;</text:p>
      <text:p text:style-name="Preformatted_20_Text"><text:bookmark text:name="LC582"/></text:p>
      <text:p text:style-name="P6"><text:bookmark text:name="LC592"/>*/</text:p>
      <text:p text:style-name="Preformatted_20_Text"><text:bookmark text:name="LC602"/></text:p>
      <text:p text:style-name="P6"><text:bookmark text:name="LC612"/>/*</text:p>
      <text:p text:style-name="Preformatted_20_Text"><text:bookmark text:name="LC622"/><text:s text:c="8"/><text:span text:style-name="T1">Queremos sacar el nombre de la pelicula con el número </text:span></text:p>
      <text:p text:style-name="Preformatted_20_Text"><text:bookmark text:name="LC632"/><text:s text:c="4"/><text:span text:style-name="T1">total de visualizaciones (de screenings)</text:span></text:p>
      <text:p text:style-name="Preformatted_20_Text"><text:bookmark text:name="LC642"/><text:s text:c="4"/><text:span text:style-name="T1">y ordenado alfabéticamente por visualizaciones ascendentemente y nombre de peli descendentemente</text:span></text:p>
      <text:p text:style-name="Preformatted_20_Text"><text:bookmark text:name="LC652"/><text:s text:c="8"/><text:span text:style-name="T1">Y si una película no tiene screenings, queremos que salga igual en el listado</text:span></text:p>
      <text:p text:style-name="Preformatted_20_Text"><text:bookmark text:name="LC662"/><text:s text:c="4"/></text:p>
      <text:p text:style-name="Preformatted_20_Text"><text:bookmark text:name="LC672"/><text:s text:c="4"/><text:span text:style-name="T1">NOTA IMPORTANTE:</text:span></text:p>
      <text:p text:style-name="Preformatted_20_Text"><text:bookmark text:name="LC682"/><text:s text:c="16"/><text:span text:style-name="T1">- Cuando hacemos un JOIN, el COUNT(*) va a contar las filas agrupadas</text:span></text:p>
      <text:p text:style-name="Preformatted_20_Text"><text:bookmark text:name="LC692"/><text:s text:c="8"/><text:span text:style-name="T1">- Cuando hacemos un LEFT o RIGHT JOIN no debemos usar el COUNT(*) sino</text:span></text:p>
      <text:p text:style-name="Preformatted_20_Text"><text:bookmark text:name="LC702"/><text:s text:c="24"/><text:span text:style-name="T1">COUNT(columna de la segunda o primera tabla) para que cuente exactamente</text:span></text:p>
      <text:p text:style-name="Preformatted_20_Text"><text:bookmark text:name="LC712"/><text:s text:c="12"/><text:span text:style-name="T1">lo que necesitamos. En el caso de peliculas con visualizacines, queremos</text:span></text:p>
      <text:p text:style-name="Preformatted_20_Text"><text:bookmark text:name="LC722"/><text:s text:c="12"/><text:span text:style-name="T1">que cuente las visualizaciones y si no hay ninguna visualización pues</text:span></text:p>
      <text:p text:style-name="Preformatted_20_Text"><text:bookmark text:name="LC732"/><text:s text:c="12"/><text:span text:style-name="T1">que aparezca el valor por defecto, que en caso de números enteros es el cero (0)</text:span></text:p>
      <text:p text:style-name="P6"><text:bookmark text:name="LC742"/>*/</text:p>
      <text:p text:style-name="P6"><text:bookmark text:name="LC752"/>SELECT f.id, f.name, COUNT(s.id) AS visualizaciones</text:p>
      <text:p text:style-name="P6"><text:bookmark text:name="LC762"/>FROM films f LEFT JOIN screenings s</text:p>
      <text:p text:style-name="Preformatted_20_Text"><text:bookmark text:name="LC772"/><text:s text:c="8"/><text:span text:style-name="T1">ON f.id = s.film_id</text:span></text:p>
      <text:p text:style-name="P6"><text:bookmark text:name="LC782"/>GROUP BY f.name</text:p>
      <text:p text:style-name="P6"><text:bookmark text:name="LC792"/>ORDER BY visualizaciones ASC, f.name DESC;</text:p>
      <text:p text:style-name="Preformatted_20_Text"><text:bookmark text:name="LC802"/></text:p>
      <text:p text:style-name="P6"><text:bookmark text:name="LC812"/>-- equivalente a la consulta de arriba porque cambiamos las tablas del from de sitio para forzar un right join</text:p>
      <text:p text:style-name="P6"><text:bookmark text:name="LC822"/>SELECT f.name, COUNT(s.id) AS visualizaciones</text:p>
      <text:p text:style-name="P6"><text:bookmark text:name="LC832"/>FROM screenings s RIGHT JOIN films f</text:p>
      <text:p text:style-name="Preformatted_20_Text"><text:bookmark text:name="LC842"/><text:s text:c="8"/><text:span text:style-name="T1">ON f.id = s.film_id</text:span></text:p>
      <text:p text:style-name="P6"><text:bookmark text:name="LC852"/>GROUP BY f.name</text:p>
      <text:p text:style-name="P6"><text:bookmark text:name="LC862"/>ORDER BY visualizaciones ASC, f.name DESC;</text:p>
      <text:p text:style-name="Preformatted_20_Text"><text:bookmark text:name="LC872"/></text:p>
      <text:p text:style-name="P6"><text:bookmark text:name="LC882"/>SELECT film_id, COUNT(*) as vis FROM</text:p>
      <text:p text:style-name="P6"><text:bookmark text:name="LC892"/>screenings</text:p>
      <text:p text:style-name="P6"><text:bookmark text:name="LC902"/>GROUP BY film_id</text:p>
      <text:p text:style-name="P6"><text:bookmark text:name="LC912"/>ORDER BY vis ASC;</text:p>
      <text:p text:style-name="Preformatted_20_Text"><text:bookmark text:name="LC922"/></text:p>
      <text:p text:style-name="P6"><text:bookmark text:name="LC932"/>/*</text:p>
      <text:p text:style-name="Preformatted_20_Text"><text:bookmark text:name="LC942"/><text:s text:c="8"/><text:span text:style-name="T1">id y nombre del customer con el total de reservas de cada usuario</text:span></text:p>
      <text:p text:style-name="Preformatted_20_Text"><text:bookmark text:name="LC952"/><text:s text:c="4"/><text:span text:style-name="T1">ordenados de clientes más fieles a menos (de más a menos reservas)</text:span></text:p>
      <text:p text:style-name="Preformatted_20_Text"><text:bookmark text:name="LC962"/><text:s text:c="4"/><text:span text:style-name="T1">y maximo 3 usuarios</text:span></text:p>
      <text:p text:style-name="P6"><text:bookmark text:name="LC972"/>*/</text:p>
      <text:p text:style-name="P6"><text:bookmark text:name="LC982"/>SELECT c.id, c.first_name, COUNT(*) AS reservas</text:p>
      <text:p text:style-name="P6"><text:bookmark text:name="LC992"/>FROM customers c INNER JOIN bookings b</text:p>
      <text:p text:style-name="Preformatted_20_Text"><text:bookmark text:name="LC1002"/><text:s text:c="8"/><text:span text:style-name="T1">ON c.id = b.customer_id</text:span></text:p>
      <text:p text:style-name="P6"><text:bookmark text:name="LC1012"/>GROUP BY c.id</text:p>
      <text:p text:style-name="P6"><text:bookmark text:name="LC1022"/>ORDER BY reservas DESC</text:p>
      <text:p text:style-name="P6"><text:bookmark text:name="LC1032"/>LIMIT 3;</text:p>
      <text:p text:style-name="Preformatted_20_Text"><text:bookmark text:name="LC1042"/></text:p>
      <text:p text:style-name="P6"><text:bookmark text:name="LC1052"/>/*</text:p>
      <text:p text:style-name="Preformatted_20_Text"><text:bookmark text:name="LC1062"/><text:s text:c="8"/><text:span text:style-name="T1">id y nombre del customer con el total de reservas de cada usuario</text:span></text:p>
      <text:p text:style-name="Preformatted_20_Text"><text:bookmark text:name="LC1072"/><text:soft-page-break/><text:s text:c="4"/><text:span text:style-name="T1">ordenados de clientes más fieles a menos (de más a menos reservas)</text:span></text:p>
      <text:p text:style-name="Preformatted_20_Text"><text:bookmark text:name="LC1082"/><text:s text:c="4"/><text:span text:style-name="T1">y maximo 3 usuarios PERO los que se corresponden con el pusto cuarto, quinto y sexto (paginacion)</text:span></text:p>
      <text:p text:style-name="Preformatted_20_Text"><text:bookmark text:name="LC1092"/><text:s text:c="4"/></text:p>
      <text:p text:style-name="Preformatted_20_Text"><text:bookmark text:name="LC1102"/><text:s text:c="4"/><text:span text:style-name="T1">LIMIT offset, total</text:span></text:p>
      <text:p text:style-name="Preformatted_20_Text"><text:bookmark text:name="LC1112"/><text:s text:c="16"/><text:span text:style-name="T1">offset significa, a partir de qué posición quieres tus datos</text:span></text:p>
      <text:p text:style-name="Preformatted_20_Text"><text:bookmark text:name="LC1122"/><text:s text:c="8"/><text:span text:style-name="T1">total Cuántas filas quieres</text:span></text:p>
      <text:p text:style-name="P6"><text:bookmark text:name="LC1132"/>*/</text:p>
      <text:p text:style-name="P6"><text:bookmark text:name="LC1142"/>SELECT c.id, c.first_name, COUNT(*) AS reservas</text:p>
      <text:p text:style-name="P6"><text:bookmark text:name="LC1152"/>FROM customers c INNER JOIN bookings b</text:p>
      <text:p text:style-name="Preformatted_20_Text"><text:bookmark text:name="LC1162"/><text:s text:c="8"/><text:span text:style-name="T1">ON c.id = b.customer_id</text:span></text:p>
      <text:p text:style-name="P6"><text:bookmark text:name="LC1172"/>GROUP BY c.id</text:p>
      <text:p text:style-name="P6"><text:bookmark text:name="LC1182"/>ORDER BY reservas DESC</text:p>
      <text:p text:style-name="P6"><text:bookmark text:name="LC1192"/>LIMIT 6, 3;</text:p>
      <text:p text:style-name="Preformatted_20_Text"><text:bookmark text:name="LC1202"/></text:p>
      <text:p text:style-name="Preformatted_20_Text"><text:bookmark text:name="LC1212"/></text:p>
      <text:p text:style-name="P6"><text:bookmark text:name="LC1222"/>/*</text:p>
      <text:p text:style-name="Preformatted_20_Text"><text:bookmark text:name="LC1232"/><text:s text:c="8"/><text:span text:style-name="T1">sacar el id y nombre del customer con el id de reserva</text:span></text:p>
      <text:p text:style-name="Preformatted_20_Text"><text:bookmark text:name="LC1242"/><text:s text:c="8"/><text:span text:style-name="T1">sI el customer no hizo reservas, sacar su nombre e id de todas maneras</text:span></text:p>
      <text:p text:style-name="P6"><text:bookmark text:name="LC1252"/>*/</text:p>
      <text:p text:style-name="P6"><text:bookmark text:name="LC1262"/>SELECT c.id, c.first_name, b.id AS reservaId</text:p>
      <text:p text:style-name="P6"><text:bookmark text:name="LC1272"/>FROM customers c LEFT JOIN bookings b</text:p>
      <text:p text:style-name="Preformatted_20_Text"><text:bookmark text:name="LC1282"/><text:s text:c="8"/><text:span text:style-name="T1">ON c.id = b.customer_id</text:span></text:p>
      <text:p text:style-name="P6"><text:bookmark text:name="LC1292"/>ORDER BY reservaId ASC;</text:p>
      <text:p text:style-name="Preformatted_20_Text"><text:bookmark text:name="LC1302"/></text:p>
      <text:p text:style-name="Preformatted_20_Text"><text:bookmark text:name="LC1312"/></text:p>
      <text:p text:style-name="P6"><text:bookmark text:name="LC1322"/>/*</text:p>
      <text:p text:style-name="Preformatted_20_Text"><text:bookmark text:name="LC1332"/><text:s text:c="8"/><text:span text:style-name="T1">Queremos visualizar para cada película, su nombre, la fecha en la que haya una sesión</text:span></text:p>
      <text:p text:style-name="Preformatted_20_Text"><text:bookmark text:name="LC1342"/><text:s text:c="4"/><text:span text:style-name="T1">y el nombre de la sala donde se proyecte la sesión</text:span></text:p>
      <text:p text:style-name="P6"><text:bookmark text:name="LC1352"/>*/</text:p>
      <text:p text:style-name="P6"><text:bookmark text:name="LC1362"/>SELECT f.name AS pelicula, s.start_time, r.name AS sala</text:p>
      <text:p text:style-name="P6"><text:bookmark text:name="LC1372"/>FROM films f</text:p>
      <text:p text:style-name="Preformatted_20_Text"><text:bookmark text:name="LC1382"/><text:s text:c="8"/><text:span text:style-name="T1">JOIN screenings s</text:span></text:p>
      <text:p text:style-name="Preformatted_20_Text"><text:bookmark text:name="LC1392"/><text:s text:c="16"/><text:span text:style-name="T1">ON f.id = s.film_id</text:span></text:p>
      <text:p text:style-name="Preformatted_20_Text"><text:bookmark text:name="LC1402"/><text:s text:c="4"/><text:span text:style-name="T1">JOIN rooms r</text:span></text:p>
      <text:p text:style-name="Preformatted_20_Text"><text:bookmark text:name="LC141"/><text:s text:c="16"/><text:span text:style-name="T1">ON s.room_id = r.id;</text:span></text:p>
      <text:p text:style-name="Preformatted_20_Text"><text:bookmark text:name="LC142"/><text:s text:c="8"/></text:p>
      <text:p text:style-name="Preformatted_20_Text"><text:bookmark text:name="LC143"/><text:s text:c="8"/></text:p>
      <text:p text:style-name="Preformatted_20_Text"><text:bookmark text:name="LC144"/><text:s text:c="8"/></text:p>
      <text:p text:style-name="P6"><text:bookmark text:name="LC145"/>-- como sería una transacción</text:p>
      <text:p text:style-name="P6"><text:bookmark text:name="LC146"/>-- vamos a quitar 100 euros a jose (de mentira) y dárselos a Elsa</text:p>
      <text:p text:style-name="P6"><text:bookmark text:name="LC147"/>-- tabla usuarios con nombre y saldo</text:p>
      <text:p text:style-name="P6"><text:bookmark text:name="LC148"/>START TRANSACTION;</text:p>
      <text:p text:style-name="P6"><text:bookmark text:name="LC149"/>UPDATE usuarios SET saldo = saldo - 100 WHERE usuario = 'jose';</text:p>
      <text:p text:style-name="P6"><text:bookmark text:name="LC150"/>UPDATE usuarios SET saldo = saldo + 100 WHERE usuario = 'elsa';</text:p>
      <text:p text:style-name="P6"><text:bookmark text:name="LC151"/>COMMIT;</text:p>
      <text:p text:style-name="P6"><text:bookmark text:name="LC152"/>-- o ROLLBACK;</text:p>
      <text:p text:style-name="P8"><text:bookmark text:name="LC153"/></text:p>
      <text:p text:style-name="P10">DIA 5</text:p>
      <text:p text:style-name="P10"/>
      <text:p text:style-name="P7"><text:bookmark text:name="LC154"/>CREATE DATABASE mycompany;</text:p>
      <text:p text:style-name="P6"><text:bookmark text:name="LC210"/>USE mycompany;</text:p>
      <text:p text:style-name="Preformatted_20_Text"><text:bookmark text:name="LC310"/></text:p>
      <text:p text:style-name="P6"><text:bookmark text:name="LC410"/>CREATE TABLE employee (</text:p>
      <text:p text:style-name="Preformatted_20_Text"><text:bookmark text:name="LC510"/><text:s text:c="8"/><text:span text:style-name="T1">id INT UNSIGNED AUTO_INCREMENT NOT NULL PRIMARY KEY,</text:span></text:p>
      <text:p text:style-name="Preformatted_20_Text"><text:bookmark text:name="LC610"/><text:s text:c="8"/><text:span text:style-name="T1">name VARCHAR(50) NOT NULL UNIQUE,</text:span></text:p>
      <text:p text:style-name="Preformatted_20_Text"><text:bookmark text:name="LC710"/><text:s text:c="8"/><text:span text:style-name="T1">zip INT UNSIGNED NOT NULL,</text:span></text:p>
      <text:p text:style-name="Preformatted_20_Text"><text:bookmark text:name="LC810"/><text:s text:c="8"/><text:span text:style-name="T1">street VARCHAR(50) NOT NULL,</text:span></text:p>
      <text:p text:style-name="Preformatted_20_Text"><text:bookmark text:name="LC910"/><text:soft-page-break/><text:s text:c="8"/><text:span text:style-name="T1">salary DECIMAL (12, 2),</text:span></text:p>
      <text:p text:style-name="Preformatted_20_Text"><text:bookmark text:name="LC1010"/><text:s text:c="8"/><text:span text:style-name="T1">department CHAR(30) NOT NULL</text:span></text:p>
      <text:p text:style-name="P6"><text:bookmark text:name="LC1110"/>);</text:p>
      <text:p text:style-name="Preformatted_20_Text"><text:bookmark text:name="LC1210"/></text:p>
      <text:p text:style-name="P6"><text:bookmark text:name="LC1310"/>CREATE TABLE intership (</text:p>
      <text:p text:style-name="Preformatted_20_Text"><text:bookmark text:name="LC1410"/><text:s text:c="8"/><text:span text:style-name="T1">id INT UNSIGNED AUTO_INCREMENT NOT NULL PRIMARY KEY,</text:span></text:p>
      <text:p text:style-name="Preformatted_20_Text"><text:bookmark text:name="LC155"/><text:s text:c="8"/><text:span text:style-name="T1">name VARCHAR(50) NOT NULL UNIQUE,</text:span></text:p>
      <text:p text:style-name="Preformatted_20_Text"><text:bookmark text:name="LC161"/><text:s text:c="8"/><text:span text:style-name="T1">zip INT UNSIGNED NOT NULL,</text:span></text:p>
      <text:p text:style-name="Preformatted_20_Text"><text:bookmark text:name="LC171"/><text:s text:c="8"/><text:span text:style-name="T1">street VARCHAR(50) NOT NULL,</text:span></text:p>
      <text:p text:style-name="Preformatted_20_Text"><text:bookmark text:name="LC181"/><text:s text:c="8"/><text:span text:style-name="T1">salary DECIMAL (12, 2)</text:span></text:p>
      <text:p text:style-name="P6"><text:bookmark text:name="LC191"/>);</text:p>
      <text:p text:style-name="Preformatted_20_Text"><text:bookmark text:name="LC201"/></text:p>
      <text:p text:style-name="P6"><text:bookmark text:name="LC211"/>INSERT INTO employee (name, zip, street, salary, department) VALUES</text:p>
      <text:p text:style-name="Preformatted_20_Text"><text:bookmark text:name="LC223"/><text:s text:c="8"/><text:span text:style-name="T1">('Alvaro', 15001, 'Marina', 3000, 'product'),</text:span></text:p>
      <text:p text:style-name="Preformatted_20_Text"><text:bookmark text:name="LC233"/><text:s text:c="8"/><text:span text:style-name="T1">('Jose', 15008, 'Vioño', 1800, 'engineering'),</text:span></text:p>
      <text:p text:style-name="Preformatted_20_Text"><text:bookmark text:name="LC243"/><text:s text:c="8"/><text:span text:style-name="T1">('Cris', 15008, 'Monelos', 2100, 'engineering');</text:span></text:p>
      <text:p text:style-name="Preformatted_20_Text"><text:bookmark text:name="LC253"/></text:p>
      <text:p text:style-name="P6"><text:bookmark text:name="LC263"/>INSERT INTO intership (name, zip, street, salary) VALUES</text:p>
      <text:p text:style-name="Preformatted_20_Text"><text:bookmark text:name="LC273"/><text:s text:c="8"/><text:span text:style-name="T1">('Luis', 15001, 'Marina', 1050),</text:span></text:p>
      <text:p text:style-name="Preformatted_20_Text"><text:bookmark text:name="LC283"/><text:s text:c="8"/><text:span text:style-name="T1">('Ana', 15008, 'Vioño', 1050);</text:span></text:p>
      <text:p text:style-name="P8"><text:bookmark text:name="LC293"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margin-left="0cm" fo:margin-right="0cm" fo:margin-top="0.106cm" fo:margin-bottom="0.106cm" style:contextual-spacing="false" fo:text-indent="0cm" style:auto-text-indent="false" fo:padding="0cm" fo:border="none"/>
      <style:text-properties officeooo:rsid="00087bc2" officeooo:paragraph-rsid="00087b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REANDO UNA TAB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8:42:50.769615345</meta:creation-date>
    <meta:editing-duration>PT9M3S</meta:editing-duration>
    <meta:editing-cycles>2</meta:editing-cycles>
    <meta:generator>LibreOffice/7.3.4.2$Linux_X86_64 LibreOffice_project/30$Build-2</meta:generator>
    <dc:date>2022-07-06T18:51:50.860461855</dc:date>
    <meta:document-statistic meta:table-count="0" meta:image-count="0" meta:object-count="0" meta:page-count="7" meta:paragraph-count="302" meta:word-count="1416" meta:character-count="10192" meta:non-whitespace-character-count="8380"/>
  </office:meta>
</office:document-meta>
</file>